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7T11:19:06.74">
            <text:p>2020/1/7 11:1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">
            <text:p>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7T11:19:06.84">
            <text:p>2020/1/7 11:1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0)">
            <text:p>sn(7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0">
            <text:p>100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7T11:19:05.48">
            <text:p>2020/1/7 11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9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9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9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9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9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0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0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0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0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72.342cm" draw:caption-point-x="-1.353cm" draw:caption-point-y="2.49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25];6;2)" office:value-type="string" office:string-value="09">
            <text:p>09</text:p>
          </table:table-cell>
          <table:table-cell table:formula="of:=MID([.F12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25];[.I125];&quot;-&quot;;LEFT([.G1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4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0)">
            <text:p>sn(7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7T11:19:07.12">
            <text:p>2020/1/7 11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cm" draw:caption-point-x="-1.353cm" draw:caption-point-y="2.29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">
            <text:p>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7T11:19:07.23">
            <text:p>2020/1/7 11:1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7T11:19:07.51">
            <text:p>2020/1/7 11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89cm" draw:caption-point-x="-1.353cm" draw:caption-point-y="2.49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0)">
            <text:p>sn(7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7T11:19:07.66">
            <text:p>2020/1/7 11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cm" draw:caption-point-x="-1.353cm" draw:caption-point-y="2.29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80" table:on-update-keep-styles="true" table:on-update-keep-size="false"/>
        <table:database-range table:name="range_genre__kb" table:target-range-address="kb.G2:kb.G70"/>
        <table:database-range table:name="range_sn" table:target-range-address="gt.A2:gt.A80" table:on-update-keep-styles="true" table:on-update-keep-size="false"/>
        <table:database-range table:name="range_sn__kb" table:target-range-address="kb.A2:kb.A70"/>
        <table:database-range table:target-range-address="gt.A2:gt.I5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7">2020/01/07</text:date>, <text:time>11:19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7T11:19:06.22</dc:date>
    <dc:creator>iwabuchi ken</dc:creator>
    <meta:editing-duration>P6DT1H18M10S</meta:editing-duration>
    <meta:editing-cycles>549</meta:editing-cycles>
    <meta:generator>OpenOffice/4.1.3$Win32 OpenOffice.org_project/413m1$Build-9783</meta:generator>
    <meta:document-statistic meta:table-count="7" meta:cell-count="2884" meta:object-count="0"/>
    <meta:user-defined meta:name="sheets-banding"/>
    <meta:user-defined meta:name="sheets-original-selection"/>
  </office:meta>
</office:document-meta>
</file>